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Heading_20_2">
      <style:paragraph-properties fo:line-height="150%"/>
    </style:style>
    <style:style style:name="P4"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4" text:outline-level="2"><text:span text:style-name="T1">#500</text:span></text:h>
        <text:p text:style-name="P1"/>
        <text:p text:style-name="P1"><text:span text:style-name="T1">Satanás incentiva... sejam "como Deus." </text:span><text:a xlink:type="simple" xlink:href="http://bibliaonline.com.br/acf/gn/3/5" text:style-name="Internet_20_link" text:visited-style-name="Visited_20_Internet_20_Link"><text:span text:style-name="T1">Gn 3:5</text:span></text:a><text:span text:style-name="T1">.</text:span></text:p>
        <text:p text:style-name="P1"/>
        <text:h text:style-name="P3" text:outline-level="2"><text:bookmark-start text:name="__RefHeading___Toc821_1052241590"/><text:a xlink:type="simple" xlink:href="http://bibliaonline.com.br/acf/2jo/1" text:style-name="Internet_20_link" text:visited-style-name="Visited_20_Internet_20_Link"><text:span text:style-name="T1">2 JOÃO</text:span></text:a><text:bookmark-end text:name="__RefHeading___Toc821_1052241590"/></text:h>
        <text:p text:style-name="P1"/>
        <text:p text:style-name="P2">O amor em verdade e a verdade em amor, é o caráter deste livro.</text:p>
        <text:p text:style-name="P1"/>
        <text:p text:style-name="P1"><text:a xlink:type="simple" xlink:href="http://bibliaonline.com.br/acf/2jo/1/4/" text:style-name="Internet_20_link" text:visited-style-name="Visited_20_Internet_20_Link"><text:span text:style-name="T1">2 Jo 4</text:span></text:a><text:span text:style-name="T1"> Temos a verdade, pois a Palavra de Deus é verdade. Mas é algo bem diferente andar na verdade (viver a verdade). O apóstolo João se regozijava muito quando via isto nos filhos dessa mulher.</text:span></text:p>
        <text:p text:style-name="P1"/>
        <text:p text:style-name="P1"><text:a xlink:type="simple" xlink:href="http://bibliaonline.com.br/acf/2jo/1/5/-6" text:style-name="Internet_20_link" text:visited-style-name="Visited_20_Internet_20_Link"><text:span text:style-name="T1">2 Jo 5-6</text:span></text:a><text:span text:style-name="T1"> Andar na verdade é a própria demonstração de amor para com outros crentes.</text:span></text:p>
        <text:p text:style-name="P1"/>
        <text:p text:style-name="P1"><text:a xlink:type="simple" xlink:href="http://bibliaonline.com.br/acf/2jo/1/7/" text:style-name="Internet_20_link" text:visited-style-name="Visited_20_Internet_20_Link"><text:span text:style-name="T1">2 Jo 7</text:span></text:a><text:span text:style-name="T1"> Andar na verdade nos protege de enganadores.</text:span></text:p>
        <text:p text:style-name="P1"/>
        <text:p text:style-name="P1"><text:a xlink:type="simple" xlink:href="http://bibliaonline.com.br/acf/2jo/1/9-11" text:style-name="Internet_20_link" text:visited-style-name="Visited_20_Internet_20_Link"><text:span text:style-name="T1">2 Jo 9-11</text:span></text:a><text:span text:style-name="T1"> A verdade está centralizada em Cristo. Ele é verdade (</text:span><text:a xlink:type="simple" xlink:href="http://bibliaonline.com.br/acf/jo/14/6" text:style-name="Internet_20_link" text:visited-style-name="Visited_20_Internet_20_Link"><text:span text:style-name="T1">Jo 14:6</text:span></text:a><text:span text:style-name="T1">). Ele é Deus feito Homem. É este o significado da "doutrina de Cristo". A senhora devia manter fora de sua casa todos os que não estivessem em conformidade com essa doutrina. Os pecados daqueles que não guardassem essa doutrina seriam transferidos para ela se permitisse que entrassem em sua casa e se os saudasse. Se pensamos que podemos ganhar para Cristo Mórmons ou Testemunhas de Jeová por permitir que entrem em nossa casa para discutir, estamos desobedecendo a Palavra de Deus. (Ambos negam que Jesus é o divino Filho de Deus).</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1:46.764422755</dc:date>
    <meta:creation-date>2018-06-11T22:51:04.642681485</meta:creation-date>
    <meta:generator>LibreOffice/6.0.7.3$Linux_X86_64 LibreOffice_project/00m0$Build-3</meta:generator>
    <meta:editing-duration>PT26S</meta:editing-duration>
    <meta:editing-cycles>1</meta:editing-cycles>
    <meta:document-statistic meta:table-count="0" meta:image-count="0" meta:object-count="0" meta:page-count="1" meta:paragraph-count="8" meta:word-count="192" meta:character-count="1054" meta:non-whitespace-character-count="870"/>
  </office:meta>
</office:document-meta>
</file>